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438AB3C4DB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draw:auto-grow-height="true" fo:min-height="4cm"/>
    </style:style>
    <style:style style:name="pr2" style:family="presentation" style:parent-style-name="Sunset-outline1">
      <style:graphic-properties fo:min-height="1.75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7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333333" style:font-name="Open Sans Semibold1" fo:font-size="100pt" style:font-size-asian="100pt" style:font-size-complex="100pt"/>
    </style:style>
    <style:style style:name="P2" style:family="paragraph">
      <style:text-properties fo:font-size="50pt" fo:font-style="italic" style:font-size-asian="50pt" style:font-style-asian="italic" style:font-size-complex="50pt" style:font-style-complex="italic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font-size="50pt" fo:font-style="italic" style:font-size-asian="50pt" style:font-style-asian="italic" style:font-size-complex="5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14.7cm" svg:height="4.112cm" svg:x="7.5cm" svg:y="5.088cm" presentation:class="title" presentation:user-transformed="true">
          <draw:text-box>
            <text:p text:style-name="P1"><text:span text:style-name="T1">NewIt!</text:span></text:p>
          </draw:text-box>
        </draw:frame>
        <draw:frame presentation:style-name="pr2" draw:text-style-name="P2" draw:layer="layout" svg:width="23.8cm" svg:height="2.73cm" svg:x="3.6cm" svg:y="14.47cm" presentation:class="outline" presentation:user-transformed="true">
          <draw:text-box>
            <text:list text:style-name="L2">
              <text:list-header>
                <text:p text:style-name="P2"><text:span text:style-name="T2">I knew it! It was NewIt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4.599cm" svg:height="3.507cm" svg:x="2cm" svg:y="0.837cm" presentation:class="title" presentation:user-transformed="true">
          <draw:text-box>
            <text:p>WORK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4.599cm" svg:height="3.507cm" svg:x="2cm" svg:y="0.837cm" presentation:class="title" presentation:user-transformed="true">
          <draw:text-box>
            <text:p>DATABASE DESIGN</text:p>
          </draw:text-box>
        </draw:frame>
        <draw:frame draw:style-name="gr2" draw:text-style-name="P3" draw:layer="layout" svg:width="25.903cm" svg:height="17.18cm" svg:x="1.397cm" svg:y="3.6cm" presentation:class="graphic" presentation:user-transformed="true">
          <draw:image xlink:href="Pictures/100000000000055600000438AB3C4DB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top="0cm" fo:margin-bottom="0.2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Sunset" style:page-layout-name="PM1" draw:style-name="Mdp1">
      <office:forms form:automatic-focus="false" form:apply-design-mode="false"/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2.73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Standard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úmero&gt;</text:page-number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6-02-02T12:41:48.050487224</dc:date>
    <meta:editing-duration>PT3H52M47S</meta:editing-duration>
    <meta:editing-cycles>11</meta:editing-cycles>
    <meta:generator>LibreOffice/4.2.8.2$Linux_X86_64 LibreOffice_project/420m0$Build-2</meta:generator>
    <meta:document-statistic meta:object-count="45"/>
  </office:meta>
</office:document-meta>
</file>